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uffer.XML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uffer.emptyTag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uffer.endTag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uffer.closeTag(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uffer.openTag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uff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uffer.tag( String tagname ,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uffer.tag( String tagname , StringBuffer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uffer.startTag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